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cb4dd"/>
    </style:style>
    <style:style style:name="P3" style:family="paragraph" style:parent-style-name="Standard" style:list-style-name="L1">
      <style:text-properties officeooo:paragraph-rsid="001e36df"/>
    </style:style>
    <style:style style:name="P4" style:family="paragraph" style:parent-style-name="Standard" style:list-style-name="L1">
      <style:text-properties officeooo:rsid="001cb4dd"/>
    </style:style>
    <style:style style:name="P5" style:family="paragraph" style:parent-style-name="Standard" style:list-style-name="L2"/>
    <style:style style:name="P6" style:family="paragraph" style:parent-style-name="Standard" style:list-style-name="L2">
      <style:text-properties officeooo:rsid="001e36df" officeooo:paragraph-rsid="001e36df"/>
    </style:style>
    <style:style style:name="P7" style:family="paragraph" style:parent-style-name="Standard" style:list-style-name="L2">
      <style:text-properties officeooo:rsid="001f9598"/>
    </style:style>
    <style:style style:name="P8" style:family="paragraph" style:parent-style-name="Standard" style:list-style-name="L2">
      <style:text-properties officeooo:rsid="001f9598" officeooo:paragraph-rsid="001f9598"/>
    </style:style>
    <style:style style:name="P9" style:family="paragraph" style:parent-style-name="Standard" style:list-style-name="L3">
      <style:text-properties officeooo:rsid="001f9598"/>
    </style:style>
    <style:style style:name="P10" style:family="paragraph" style:parent-style-name="Standard" style:list-style-name="L3">
      <style:text-properties officeooo:rsid="001f9598" officeooo:paragraph-rsid="001f9598"/>
    </style:style>
    <style:style style:name="P11" style:family="paragraph" style:parent-style-name="Standard" style:list-style-name="L4">
      <style:text-properties officeooo:rsid="001f9598"/>
    </style:style>
    <style:style style:name="P12" style:family="paragraph" style:parent-style-name="Standard" style:list-style-name="L4">
      <style:text-properties officeooo:rsid="001f9598" officeooo:paragraph-rsid="001f9598"/>
    </style:style>
    <style:style style:name="P13" style:family="paragraph" style:parent-style-name="Standard" style:list-style-name="L5">
      <style:text-properties officeooo:rsid="001f9598" officeooo:paragraph-rsid="001f9598"/>
    </style:style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2">
      <style:paragraph-properties style:writing-mode="lr-tb"/>
      <style:text-properties officeooo:rsid="001e36df" officeooo:paragraph-rsid="001e36df"/>
    </style:style>
    <style:style style:name="T1" style:family="text">
      <style:text-properties officeooo:rsid="001cb4dd"/>
    </style:style>
    <style:style style:name="T2" style:family="text">
      <style:text-properties officeooo:rsid="001e36df"/>
    </style:style>
    <style:style style:name="T3" style:family="text">
      <style:text-properties officeooo:rsid="001f9598"/>
    </style:style>
    <style:style style:name="T4" style:family="text">
      <style:text-properties officeooo:rsid="00216a97"/>
    </style:style>
    <style:style style:name="T5" style:family="text">
      <style:text-properties officeooo:rsid="0024cc0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obotjes Lessons</text:p>
      <text:p text:style-name="Subtitle">Getting started</text:p>
      <text:list xml:id="list1357493437" text:style-name="L1">
        <text:list-item>
          <text:p text:style-name="P1">Compare Robo with Python</text:p>
        </text:list-item>
        <text:list-item>
          <text:p text:style-name="P4"><text:bookmark-start text:name="__DdeLink__94_1438257437"/>Introducing Robo’s move instructions<text:bookmark-end text:name="__DdeLink__94_1438257437"/></text:p>
        </text:list-item>
        <text:list-item>
          <text:p text:style-name="P4">Introducing Robo’s gripper instructions</text:p>
        </text:list-item>
        <text:list-item>
          <text:p text:style-name="P2"><text:bookmark-start text:name="__DdeLink__98_1438257437"/><text:span text:style-name="T2">I</text:span><text:span text:style-name="T1">ntroducing Robo’s paint instructions</text:span><text:bookmark-end text:name="__DdeLink__98_1438257437"/></text:p>
        </text:list-item>
        <text:list-item>
          <text:p text:style-name="P3"><text:bookmark-start text:name="__DdeLink__101_1438257437"/><text:span text:style-name="T2">I</text:span><text:span text:style-name="T1">ntroducing Robo’s </text:span><text:span text:style-name="T2">look</text:span><text:span text:style-name="T1"> instructions</text:span><text:bookmark-end text:name="__DdeLink__101_1438257437"/></text:p>
        </text:list-item>
      </text:list>
      <text:p text:style-name="Subtitle">Basic</text:p>
      <text:list xml:id="list1958508043" text:style-name="L2">
        <text:list-item>
          <text:p text:style-name="P6"><text:bookmark-start text:name="__DdeLink__103_1438257437"/>Python values<text:bookmark-end text:name="__DdeLink__103_1438257437"/></text:p>
        </text:list-item>
        <text:list-item>
          <text:p text:style-name="P16"><text:bookmark-start text:name="__DdeLink__149_3324617994"/>If statement<text:bookmark-end text:name="__DdeLink__149_3324617994"/></text:p>
        </text:list-item>
        <text:list-item>
          <text:p text:style-name="P7"><text:bookmark-start text:name="__DdeLink__151_3324617994"/>True or False<text:bookmark-end text:name="__DdeLink__151_3324617994"/></text:p>
        </text:list-item>
        <text:list-item>
          <text:p text:style-name="P7"><text:bookmark-start text:name="__DdeLink__154_3324617994"/>Using Truth or Else, the if-then-else<text:bookmark-end text:name="__DdeLink__154_3324617994"/> </text:p>
        </text:list-item>
        <text:list-item>
          <text:p text:style-name="P7"><text:bookmark-start text:name="__DdeLink__157_3324617994"/>For loop in Python<text:bookmark-end text:name="__DdeLink__157_3324617994"/></text:p>
        </text:list-item>
        <text:list-item>
          <text:p text:style-name="P5"><text:span text:style-name="T4">P</text:span>ython break</text:p>
        </text:list-item>
        <text:list-item>
          <text:p text:style-name="P5"><text:bookmark-start text:name="__DdeLink__160_3324617994"/><text:span text:style-name="T4">P</text:span>ython continue<text:bookmark-end text:name="__DdeLink__160_3324617994"/></text:p>
        </text:list-item>
        <text:list-item>
          <text:p text:style-name="P8"><text:bookmark-start text:name="__DdeLink__162_3324617994"/>While loop in Python<text:bookmark-end text:name="__DdeLink__162_3324617994"/></text:p>
        </text:list-item>
      </text:list>
      <text:p text:style-name="Subtitle">Functions</text:p>
      <text:list xml:id="list4260468934" text:style-name="L3">
        <text:list-item>
          <text:p text:style-name="P9"><text:bookmark-start text:name="__DdeLink__164_3324617994"/>Functions in Python<text:bookmark-end text:name="__DdeLink__164_3324617994"/></text:p>
        </text:list-item>
        <text:list-item>
          <text:p text:style-name="P9"><text:bookmark-start text:name="__DdeLink__168_3324617994"/><text:bookmark-start text:name="__DdeLink__166_3324617994"/>Arguments to Functions<text:bookmark-end text:name="__DdeLink__168_3324617994"/><text:bookmark-end text:name="__DdeLink__166_3324617994"/></text:p>
        </text:list-item>
        <text:list-item>
          <text:p text:style-name="P9"><text:bookmark-start text:name="__DdeLink__170_3324617994"/>Giving Arguments default values<text:bookmark-end text:name="__DdeLink__170_3324617994"/></text:p>
        </text:list-item>
        <text:list-item>
          <text:p text:style-name="P9"><text:bookmark-start text:name="__DdeLink__172_3324617994"/>Keyword arguments<text:bookmark-end text:name="__DdeLink__172_3324617994"/></text:p>
        </text:list-item>
        <text:list-item>
          <text:p text:style-name="P10"><text:bookmark-start text:name="__DdeLink__174_3324617994"/>Hide details with functions<text:bookmark-end text:name="__DdeLink__174_3324617994"/></text:p>
        </text:list-item>
        <text:list-item>
          <text:p text:style-name="P9"><text:bookmark-start text:name="__DdeLink__176_3324617994"/>Documenting functions<text:bookmark-end text:name="__DdeLink__176_3324617994"/></text:p>
        </text:list-item>
      </text:list>
      <text:p text:style-name="Subtitle">Data</text:p>
      <text:list xml:id="list2314958125" text:style-name="L4">
        <text:list-item>
          <text:p text:style-name="P14"><text:bookmark-start text:name="__DdeLink__178_3324617994"/><text:span text:style-name="T3">Variables versus</text:span> <text:span text:style-name="T3">A</text:span>rguments<text:bookmark-end text:name="__DdeLink__178_3324617994"/></text:p>
        </text:list-item>
        <text:list-item>
          <text:p text:style-name="P11"><text:bookmark-start text:name="__DdeLink__180_3324617994"/>Using Variables<text:bookmark-end text:name="__DdeLink__180_3324617994"/></text:p>
        </text:list-item>
        <text:list-item>
          <text:p text:style-name="P14"><text:bookmark-start text:name="__DdeLink__182_3324617994"/>List<text:span text:style-name="T3">s</text:span><text:bookmark-end text:name="__DdeLink__182_3324617994"/></text:p>
        </text:list-item>
        <text:list-item>
          <text:p text:style-name="P12"><text:bookmark-start text:name="__DdeLink__184_3324617994"/>Using Lists<text:bookmark-end text:name="__DdeLink__184_3324617994"/></text:p>
        </text:list-item>
        <text:list-item>
          <text:p text:style-name="P11"><text:bookmark-start text:name="__DdeLink__187_3324617994"/>Looping over Lists<text:bookmark-end text:name="__DdeLink__187_3324617994"/></text:p>
        </text:list-item>
        <text:list-item>
          <text:p text:style-name="P14"><text:bookmark-start text:name="__DdeLink__189_3324617994"/>Dictionar<text:span text:style-name="T3">ies</text:span><text:bookmark-end text:name="__DdeLink__189_3324617994"/></text:p>
        </text:list-item>
        <text:list-item>
          <text:p text:style-name="P14"><text:bookmark-start text:name="__DdeLink__191_3324617994"/><text:span text:style-name="T3">Quickly looking up stuff </text:span>with Dictionary<text:bookmark-end text:name="__DdeLink__191_3324617994"/></text:p>
        </text:list-item>
      </text:list>
      <text:p text:style-name="Subtitle">3D Printing</text:p>
      <text:list xml:id="list4126964678" text:style-name="L5">
        <text:list-item>
          <text:p text:style-name="P15"><text:bookmark-start text:name="__DdeLink__193_3324617994"/><text:span text:style-name="T3">D</text:span>rawing a filled rectangle<text:bookmark-end text:name="__DdeLink__193_3324617994"/></text:p>
        </text:list-item>
        <text:list-item>
          <text:p text:style-name="P15"><text:bookmark-start text:name="__DdeLink__195_3324617994"/><text:span text:style-name="T3">D</text:span>rawing a filled triangle<text:bookmark-end text:name="__DdeLink__195_3324617994"/></text:p>
        </text:list-item>
        <text:list-item>
          <text:p text:style-name="P15"><text:bookmark-start text:name="__DdeLink__198_3324617994"/><text:span text:style-name="T3">D</text:span>rawing a filled triangle upside down<text:bookmark-end text:name="__DdeLink__198_3324617994"/></text:p>
        </text:list-item>
        <text:list-item>
          <text:p text:style-name="P15"><text:bookmark-start text:name="__DdeLink__200_3324617994"/><text:span text:style-name="T3">C</text:span>ombining two figures<text:bookmark-end text:name="__DdeLink__200_3324617994"/></text:p>
        </text:list-item>
        <text:list-item>
          <text:p text:style-name="P15"><text:bookmark-start text:name="__DdeLink__203_3324617994"/><text:span text:style-name="T5">C</text:span>reate a real figure by combining basic forms<text:bookmark-end text:name="__DdeLink__203_3324617994"/></text:p>
        </text:list-item>
        <text:list-item>
          <text:p text:style-name="P13"><text:bookmark-start text:name="__DdeLink__205_3324617994"/>Create your own form<text:bookmark-end text:name="__DdeLink__205_3324617994"/></text:p>
        </text:list-item>
        <text:list-item>
          <text:p text:style-name="P13"><text:bookmark-start text:name="__DdeLink__207_3324617994"/>[maybe … export to 3D-printer/G-code]<text:bookmark-end text:name="__DdeLink__207_3324617994"/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12:42:08.353684781</meta:creation-date>
    <dc:date>2020-05-02T14:39:38.946421932</dc:date>
    <meta:editing-duration>PT29M7S</meta:editing-duration>
    <meta:editing-cycles>5</meta:editing-cycles>
    <meta:generator>LibreOffice/6.4.2.2$Linux_X86_64 LibreOffice_project/40$Build-2</meta:generator>
    <meta:document-statistic meta:table-count="0" meta:image-count="0" meta:object-count="0" meta:page-count="1" meta:paragraph-count="39" meta:word-count="157" meta:character-count="914" meta:non-whitespace-character-count="828"/>
  </office:meta>
</office:document-meta>
</file>